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soli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7cm" svg:height="0.635cm" svg:x="0.5cm" svg:y="0.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5cm" svg:y1="2.405cm" svg:x2="0.5cm" svg:y2="10.025cm">
          <text:p/>
        </draw:line>
        <draw:frame draw:style-name="gr3" draw:text-style-name="P5" draw:layer="layout" svg:width="6.35cm" svg:height="1.673cm" svg:x="0.5cm" svg:y="3.129cm">
          <draw:text-box>
            <text:p text:style-name="P4"><text:span text:style-name="T2">gethostbyaddr</text:span></text:p>
            <text:p text:style-name="P4"><text:span text:style-name="T2">gethostbyname</text:span></text:p>
            <text:p text:style-name="P4"><text:span text:style-name="T2">gethostid</text:span></text:p>
          </draw:text-box>
        </draw:frame>
        <draw:line draw:style-name="gr2" draw:text-style-name="P3" draw:layer="layout" svg:x1="13.2cm" svg:y1="10.025cm" svg:x2="0.5cm" svg:y2="10.025cm">
          <text:p/>
        </draw:line>
        <draw:custom-shape draw:style-name="gr1" draw:text-style-name="P2" draw:layer="layout" svg:width="12.7cm" svg:height="0.635cm" svg:x="0.5cm" svg:y="1.77cm"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5cm" svg:y1="1.135cm" svg:x2="6.85cm" svg:y2="1.77cm">
          <text:p/>
        </draw:line>
        <draw:line draw:style-name="gr2" draw:text-style-name="P3" draw:layer="layout" svg:x1="13.2cm" svg:y1="4.945cm" svg:x2="0.5cm" svg:y2="4.945cm">
          <text:p/>
        </draw:line>
        <draw:frame draw:style-name="gr3" draw:text-style-name="P5" draw:layer="layout" svg:width="6.35cm" svg:height="4.991cm" svg:x="0.5cm" svg:y="5.034cm">
          <draw:text-box>
            <text:p text:style-name="P4"><text:span text:style-name="T2">accept</text:span></text:p>
            <text:p text:style-name="P4"><text:span text:style-name="T2">bind</text:span></text:p>
            <text:p text:style-name="P4"><text:span text:style-name="T2">close</text:span></text:p>
            <text:p text:style-name="P4"><text:span text:style-name="T2">connect</text:span></text:p>
            <text:p text:style-name="P4"><text:span text:style-name="T2">getOption</text:span></text:p>
            <text:p text:style-name="P4"><text:span text:style-name="T2">getPeerName</text:span></text:p>
            <text:p text:style-name="P4"><text:span text:style-name="T2">getSockName</text:span></text:p>
            <text:p text:style-name="P4"><text:span text:style-name="T2">init</text:span></text:p>
            <text:p text:style-name="P4"><text:span text:style-name="T2">ioctl</text:span></text:p>
            <text:p text:style-name="P4"><text:span text:style-name="T2">listen</text:span></text:p>
          </draw:text-box>
        </draw:frame>
        <draw:frame draw:style-name="gr3" draw:text-style-name="P5" draw:layer="layout" svg:width="6.35cm" svg:height="2.621cm" svg:x="6.85cm" svg:y="4.945cm">
          <draw:text-box>
            <text:p text:style-name="P4"><text:span text:style-name="T2">recv</text:span></text:p>
            <text:p text:style-name="P4"><text:span text:style-name="T2">recvFrom</text:span></text:p>
            <text:p text:style-name="P4"><text:span text:style-name="T2">selectend</text:span></text:p>
            <text:p text:style-name="P4"><text:span text:style-name="T2">setOption</text:span></text:p>
            <text:p text:style-name="P4"><text:span text:style-name="T2">string</text:span></text:p>
          </draw:text-box>
        </draw:frame>
        <draw:line draw:style-name="gr4" draw:text-style-name="P3" draw:layer="layout" svg:x1="6.85cm" svg:y1="4.945cm" svg:x2="6.85cm" svg:y2="10.03cm">
          <text:p/>
        </draw:line>
        <draw:line draw:style-name="gr2" draw:text-style-name="P3" draw:layer="layout" svg:x1="13.2cm" svg:y1="2.405cm" svg:x2="13.2cm" svg:y2="10.0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3.7cm" fo:page-height="10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12:48.42</dc:date>
    <meta:editing-cycles>17</meta:editing-cycles>
    <meta:editing-duration>PT00H54M34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